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style:font-name="FreeMono" officeooo:rsid="000936a9" officeooo:paragraph-rsid="000936a9"/>
    </style:style>
    <style:style style:name="P2" style:family="paragraph" style:parent-style-name="Text_20_body">
      <style:text-properties style:font-name="FreeMono" officeooo:rsid="000936a9" officeooo:paragraph-rsid="000936a9"/>
    </style:style>
    <style:style style:name="P3" style:family="paragraph" style:parent-style-name="Text_20_body">
      <style:paragraph-properties fo:text-align="end" style:justify-single-word="false"/>
      <style:text-properties style:font-name="FreeMono" fo:font-size="14pt" officeooo:rsid="000936a9" officeooo:paragraph-rsid="000936a9" style:font-size-asian="12.25pt" style:font-size-complex="14pt"/>
    </style:style>
    <style:style style:name="P4" style:family="paragraph" style:parent-style-name="Text_20_body">
      <style:paragraph-properties fo:text-align="start" style:justify-single-word="false"/>
      <style:text-properties style:font-name="FreeMono" fo:font-size="14pt" officeooo:rsid="000936a9" officeooo:paragraph-rsid="000936a9" style:font-size-asian="12.25pt" style:font-size-complex="14pt"/>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officeooo:paragraph-rsid="00252a46"/>
    </style:style>
    <style:style style:name="P7" style:family="paragraph" style:parent-style-name="Text_20_body">
      <style:paragraph-properties fo:text-align="justify" style:justify-single-word="false"/>
      <style:text-properties officeooo:paragraph-rsid="00270a2d"/>
    </style:style>
    <style:style style:name="P8" style:family="paragraph" style:parent-style-name="Text_20_body">
      <style:paragraph-properties fo:text-align="justify" style:justify-single-word="false"/>
      <style:text-properties officeooo:paragraph-rsid="0028d366"/>
    </style:style>
    <style:style style:name="P9" style:family="paragraph" style:parent-style-name="Text_20_body">
      <style:paragraph-properties fo:text-align="justify" style:justify-single-word="false"/>
      <style:text-properties officeooo:paragraph-rsid="001d0323"/>
    </style:style>
    <style:style style:name="P10" style:family="paragraph" style:parent-style-name="Text_20_body">
      <style:paragraph-properties fo:text-align="justify" style:justify-single-word="false"/>
      <style:text-properties officeooo:paragraph-rsid="0028d417"/>
    </style:style>
    <style:style style:name="P11" style:family="paragraph" style:parent-style-name="Text_20_body">
      <style:paragraph-properties fo:text-align="justify" style:justify-single-word="false"/>
      <style:text-properties officeooo:rsid="000deb19" officeooo:paragraph-rsid="000deb19"/>
    </style:style>
    <style:style style:name="P12" style:family="paragraph" style:parent-style-name="Text_20_body">
      <style:paragraph-properties fo:text-align="justify" style:justify-single-word="false"/>
      <style:text-properties officeooo:rsid="001e857c" officeooo:paragraph-rsid="001e857c"/>
    </style:style>
    <style:style style:name="P13" style:family="paragraph" style:parent-style-name="Text_20_body">
      <style:paragraph-properties fo:text-align="justify" style:justify-single-word="false"/>
      <style:text-properties officeooo:rsid="002323ff" officeooo:paragraph-rsid="002323ff"/>
    </style:style>
    <style:style style:name="P14" style:family="paragraph" style:parent-style-name="Text_20_body">
      <style:text-properties officeooo:rsid="0024094b" officeooo:paragraph-rsid="0024094b"/>
    </style:style>
    <style:style style:name="P15" style:family="paragraph" style:parent-style-name="Text_20_body">
      <style:text-properties officeooo:rsid="0028d366" officeooo:paragraph-rsid="0028d366"/>
    </style:style>
    <style:style style:name="P16" style:family="paragraph" style:parent-style-name="Text_20_body">
      <style:paragraph-properties fo:text-align="justify" style:justify-single-word="false"/>
      <style:text-properties officeooo:rsid="002a5f32" officeooo:paragraph-rsid="002a5f32"/>
    </style:style>
    <style:style style:name="P17" style:family="paragraph" style:parent-style-name="Title">
      <style:text-properties style:font-name="FreeMono" officeooo:rsid="000936a9" officeooo:paragraph-rsid="000936a9"/>
    </style:style>
    <style:style style:name="P18" style:family="paragraph" style:parent-style-name="Footnote">
      <style:text-properties officeooo:paragraph-rsid="000ad0a7"/>
    </style:style>
    <style:style style:name="P19" style:family="paragraph" style:parent-style-name="Footnote">
      <style:text-properties officeooo:rsid="001e857c" officeooo:paragraph-rsid="001e857c"/>
    </style:style>
    <style:style style:name="P20" style:family="paragraph" style:parent-style-name="Footnote">
      <style:text-properties officeooo:rsid="001ffdf7" officeooo:paragraph-rsid="001ffdf7"/>
    </style:style>
    <style:style style:name="P21" style:family="paragraph" style:parent-style-name="Footnote">
      <style:text-properties officeooo:rsid="002323ff" officeooo:paragraph-rsid="002323ff"/>
    </style:style>
    <style:style style:name="P22" style:family="paragraph" style:parent-style-name="Footnote">
      <style:text-properties officeooo:rsid="0028d366" officeooo:paragraph-rsid="0028d366"/>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Contents_20_1">
      <style:paragraph-properties>
        <style:tab-stops>
          <style:tab-stop style:position="6.6929in" style:type="right" style:leader-style="dotted" style:leader-text="."/>
        </style:tab-stops>
      </style:paragraph-properties>
    </style:style>
    <style:style style:name="P25" style:family="paragraph" style:parent-style-name="Contents_20_2">
      <style:paragraph-properties>
        <style:tab-stops>
          <style:tab-stop style:position="6.4965in" style:type="right" style:leader-style="dotted" style:leader-text="."/>
        </style:tab-stops>
      </style:paragraph-properties>
    </style:style>
    <style:style style:name="P26" style:family="paragraph" style:parent-style-name="Heading_20_1">
      <style:text-properties officeooo:rsid="0009cce5" officeooo:paragraph-rsid="0009cce5"/>
    </style:style>
    <style:style style:name="P27" style:family="paragraph" style:parent-style-name="Heading_20_1">
      <style:text-properties officeooo:rsid="000deb19" officeooo:paragraph-rsid="000deb19"/>
    </style:style>
    <style:style style:name="P28" style:family="paragraph" style:parent-style-name="Heading_20_1">
      <style:text-properties officeooo:rsid="001e857c" officeooo:paragraph-rsid="001e857c"/>
    </style:style>
    <style:style style:name="P29" style:family="paragraph" style:parent-style-name="Heading_20_1">
      <style:text-properties officeooo:rsid="00227bdb" officeooo:paragraph-rsid="00227bdb"/>
    </style:style>
    <style:style style:name="P30" style:family="paragraph" style:parent-style-name="Heading_20_1">
      <style:text-properties officeooo:rsid="0024094b" officeooo:paragraph-rsid="0024094b"/>
    </style:style>
    <style:style style:name="P31" style:family="paragraph" style:parent-style-name="Heading_20_1">
      <style:text-properties officeooo:rsid="00252a46" officeooo:paragraph-rsid="00252a46"/>
    </style:style>
    <style:style style:name="P32" style:family="paragraph" style:parent-style-name="Heading_20_1">
      <style:text-properties officeooo:rsid="00270a2d" officeooo:paragraph-rsid="00270a2d"/>
    </style:style>
    <style:style style:name="P33" style:family="paragraph" style:parent-style-name="Heading_20_1">
      <style:text-properties officeooo:rsid="0028d366" officeooo:paragraph-rsid="0028d366"/>
    </style:style>
    <style:style style:name="P34" style:family="paragraph" style:parent-style-name="Heading_20_1">
      <style:text-properties officeooo:rsid="0028d417" officeooo:paragraph-rsid="0028d417"/>
    </style:style>
    <style:style style:name="P35" style:family="paragraph" style:parent-style-name="Heading_20_1">
      <style:text-properties officeooo:rsid="002dfdd1" officeooo:paragraph-rsid="002dfdd1"/>
    </style:style>
    <style:style style:name="P36" style:family="paragraph" style:parent-style-name="Heading_20_2">
      <style:text-properties officeooo:rsid="002dfdd1" officeooo:paragraph-rsid="002dfdd1"/>
    </style:style>
    <style:style style:name="P37" style:family="paragraph" style:parent-style-name="Text_20_body" style:list-style-name="L1">
      <style:paragraph-properties fo:text-align="justify" style:justify-single-word="false"/>
      <style:text-properties officeooo:rsid="00105acc" officeooo:paragraph-rsid="00105acc"/>
    </style:style>
    <style:style style:name="P38" style:family="paragraph" style:parent-style-name="Text_20_body" style:list-style-name="L2">
      <style:paragraph-properties fo:text-align="justify" style:justify-single-word="false"/>
      <style:text-properties officeooo:rsid="002a5f32" officeooo:paragraph-rsid="002a5f32"/>
    </style:style>
    <style:style style:name="P39" style:family="paragraph" style:parent-style-name="Text_20_body" style:list-style-name="L2">
      <style:paragraph-properties fo:text-align="justify" style:justify-single-word="false"/>
      <style:text-properties officeooo:paragraph-rsid="002a5f32"/>
    </style:style>
    <style:style style:name="P40" style:family="paragraph" style:parent-style-name="Text_20_body">
      <style:paragraph-properties fo:text-align="justify" style:justify-single-word="false"/>
      <style:text-properties officeooo:rsid="002aee78" officeooo:paragraph-rsid="002aee78"/>
    </style:style>
    <style:style style:name="T1" style:family="text">
      <style:text-properties officeooo:rsid="00096a7d"/>
    </style:style>
    <style:style style:name="T2" style:family="text">
      <style:text-properties officeooo:rsid="0009cce5"/>
    </style:style>
    <style:style style:name="T3" style:family="text">
      <style:text-properties officeooo:rsid="000ad0a7"/>
    </style:style>
    <style:style style:name="T4" style:family="text">
      <style:text-properties officeooo:rsid="000c0c28"/>
    </style:style>
    <style:style style:name="T5" style:family="text">
      <style:text-properties officeooo:rsid="000dba6d"/>
    </style:style>
    <style:style style:name="T6" style:family="text">
      <style:text-properties officeooo:rsid="000deb19"/>
    </style:style>
    <style:style style:name="T7" style:family="text">
      <style:text-properties officeooo:rsid="000ef894"/>
    </style:style>
    <style:style style:name="T8" style:family="text">
      <style:text-properties officeooo:rsid="00122c41"/>
    </style:style>
    <style:style style:name="T9" style:family="text">
      <style:text-properties officeooo:rsid="00141a1a"/>
    </style:style>
    <style:style style:name="T10" style:family="text">
      <style:text-properties officeooo:rsid="00151a16"/>
    </style:style>
    <style:style style:name="T11" style:family="text">
      <style:text-properties officeooo:rsid="00170949"/>
    </style:style>
    <style:style style:name="T12" style:family="text">
      <style:text-properties officeooo:rsid="00170eaf"/>
    </style:style>
    <style:style style:name="T13" style:family="text">
      <style:text-properties officeooo:rsid="0018b7e9"/>
    </style:style>
    <style:style style:name="T14" style:family="text">
      <style:text-properties officeooo:rsid="00194c62"/>
    </style:style>
    <style:style style:name="T15" style:family="text">
      <style:text-properties officeooo:rsid="0019d6c5"/>
    </style:style>
    <style:style style:name="T16" style:family="text">
      <style:text-properties officeooo:rsid="001a10ff"/>
    </style:style>
    <style:style style:name="T17" style:family="text">
      <style:text-properties officeooo:rsid="001b35d5"/>
    </style:style>
    <style:style style:name="T18" style:family="text">
      <style:text-properties officeooo:rsid="001d0323"/>
    </style:style>
    <style:style style:name="T19" style:family="text">
      <style:text-properties officeooo:rsid="001e857c"/>
    </style:style>
    <style:style style:name="T20" style:family="text">
      <style:text-properties officeooo:rsid="001ffdf7"/>
    </style:style>
    <style:style style:name="T21" style:family="text">
      <style:text-properties officeooo:rsid="0020a65a"/>
    </style:style>
    <style:style style:name="T22" style:family="text">
      <style:text-properties style:text-underline-style="none" officeooo:rsid="00227bdb"/>
    </style:style>
    <style:style style:name="T23" style:family="text">
      <style:text-properties style:font-name="Tlwg Typist"/>
    </style:style>
    <style:style style:name="T24" style:family="text">
      <style:text-properties style:font-name="Tlwg Typist" officeooo:rsid="0027aef2"/>
    </style:style>
    <style:style style:name="T25" style:family="text">
      <style:text-properties officeooo:rsid="00252a46"/>
    </style:style>
    <style:style style:name="T26" style:family="text">
      <style:text-properties officeooo:rsid="00270a2d"/>
    </style:style>
    <style:style style:name="T27" style:family="text">
      <style:text-properties officeooo:rsid="0027aef2"/>
    </style:style>
    <style:style style:name="T28" style:family="text">
      <style:text-properties officeooo:rsid="0028d366"/>
    </style:style>
    <style:style style:name="T29" style:family="text">
      <style:text-properties officeooo:rsid="0028d417"/>
    </style:style>
    <style:style style:name="T30" style:family="text">
      <style:text-properties officeooo:rsid="002a5f32"/>
    </style:style>
    <style:style style:name="T31" style:family="text">
      <style:text-properties officeooo:rsid="002aee78"/>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Advanced Machine Learning</text:p>
      <text:p text:style-name="P1">Assignment 1</text:p>
      <text:p text:style-name="P2"/>
      <text:p text:style-name="P3">LANTIERI Mirko<text:line-break/>Matricola 858278</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text:a xlink:type="simple" xlink:href="#__RefHeading___Toc204_663431584" text:style-name="Index_20_Link" text:visited-style-name="Index_20_Link">Introduction<text:tab/>1</text:a></text:p>
          <text:p text:style-name="P24"><text:a xlink:type="simple" xlink:href="#__RefHeading___Toc206_663431584" text:style-name="Index_20_Link" text:visited-style-name="Index_20_Link">Importing and exploration<text:tab/>1</text:a></text:p>
          <text:p text:style-name="P24"><text:a xlink:type="simple" xlink:href="#__RefHeading___Toc147_3897711145" text:style-name="Index_20_Link" text:visited-style-name="Index_20_Link">Preprocessing<text:tab/>2</text:a></text:p>
          <text:p text:style-name="P24"><text:a xlink:type="simple" xlink:href="#__RefHeading___Toc273_3897711145" text:style-name="Index_20_Link" text:visited-style-name="Index_20_Link">Feature scaling and normalization<text:tab/>2</text:a></text:p>
          <text:p text:style-name="P24"><text:a xlink:type="simple" xlink:href="#__RefHeading___Toc306_3346372449" text:style-name="Index_20_Link" text:visited-style-name="Index_20_Link">Splitting the training and test data<text:tab/>3</text:a></text:p>
          <text:p text:style-name="P24"><text:a xlink:type="simple" xlink:href="#__RefHeading___Toc308_3346372449" text:style-name="Index_20_Link" text:visited-style-name="Index_20_Link">Neural Network Model with 3 layers<text:tab/>3</text:a></text:p>
          <text:p text:style-name="P24"><text:a xlink:type="simple" xlink:href="#__RefHeading___Toc310_3346372449" text:style-name="Index_20_Link" text:visited-style-name="Index_20_Link">Four-layer Neural Network and more epochs model<text:tab/>3</text:a></text:p>
          <text:p text:style-name="P24"><text:a xlink:type="simple" xlink:href="#__RefHeading___Toc312_3346372449" text:style-name="Index_20_Link" text:visited-style-name="Index_20_Link">Neural Network with SDG optimizer<text:tab/>3</text:a></text:p>
          <text:p text:style-name="P24"><text:a xlink:type="simple" xlink:href="#__RefHeading___Toc354_3346372449" text:style-name="Index_20_Link" text:visited-style-name="Index_20_Link">Neural Network with dropout regularization at 50%<text:tab/>3</text:a></text:p>
          <text:p text:style-name="P24"><text:a xlink:type="simple" xlink:href="#__RefHeading___Toc356_3346372449" text:style-name="Index_20_Link" text:visited-style-name="Index_20_Link">XGBoost standard model<text:tab/>3</text:a></text:p>
          <text:p text:style-name="P24"><text:a xlink:type="simple" xlink:href="#__RefHeading___Toc358_3346372449" text:style-name="Index_20_Link" text:visited-style-name="Index_20_Link">Final results<text:tab/>3</text:a></text:p>
          <text:p text:style-name="P24"><text:a xlink:type="simple" xlink:href="#__RefHeading___Toc396_797237123" text:style-name="Index_20_Link" text:visited-style-name="Index_20_Link">Appendices<text:tab/>4</text:a></text:p>
          <text:p text:style-name="P25"><text:a xlink:type="simple" xlink:href="#__RefHeading___Toc398_797237123" text:style-name="Index_20_Link" text:visited-style-name="Index_20_Link">Appendix A<text:tab/>4</text:a></text:p>
        </text:index-body>
      </text:table-of-content>
      <text:p text:style-name="P4"/>
      <text:h text:style-name="P26" text:outline-level="1"><text:bookmark-start text:name="__RefHeading___Toc204_663431584"/>Introduction<text:bookmark-end text:name="__RefHeading___Toc204_663431584"/></text:h>
      <text:p text:style-name="P5">This report describes the approach used to predict the price of Airbnb hosting in New York City for the year 2019, <text:span text:style-name="T1">within a Neural Network model</text:span>. <text:span text:style-name="T1">The </text:span>dataset <text:span text:style-name="T6">consists</text:span><text:span text:style-name="T1"> of three ‘.csv’ files including the training sets and test set. </text:span><text:span text:style-name="T2">In order to make the prediction, </text:span><text:span text:style-name="T3">it is recommended to do some data exploration of the features available to the dataset. It is worth to mention that the available dataset is <text:s/>already preprocessed</text:span><text:span text:style-name="T3"><text:note text:id="ftn1" text:note-class="footnote"><text:note-citation>1</text:note-citation><text:note-body><text:p text:style-name="P18"><text:span text:style-name="T3">This deduction is based to other similar dataset found on </text:span><text:a xlink:type="simple" xlink:href="https://www.kaggle.com/dgomonov/new-york-city-airbnb-open-data" text:style-name="Internet_20_link" text:visited-style-name="Visited_20_Internet_20_Link"><text:span text:style-name="T4">Kaggle</text:span></text:a></text:p></text:note-body></text:note></text:span><text:span text:style-name="T3">, </text:span><text:span text:style-name="T4">but anyway irrelevant data can be found. </text:span><text:span text:style-name="T6">Also, the source code is written in <text:s/>a Python</text:span><text:span text:style-name="T4"> </text:span><text:span text:style-name="T6">Notebook, using Visual Studio Code as main editor but any other editor can be used. </text:span><text:span text:style-name="T5">We will see in details as follows </text:span><text:span text:style-name="T6">in the next sections</text:span><text:span text:style-name="T5">.</text:span></text:p>
      <text:h text:style-name="P27" text:outline-level="1"><text:bookmark-start text:name="__RefHeading___Toc206_663431584"/>Importing and exploration<text:bookmark-end text:name="__RefHeading___Toc206_663431584"/></text:h>
      <text:p text:style-name="P11">We start our source by importing the relevant and important libraries, whom will be useful during the training and modelling of different <text:span text:style-name="T7">neural networks:</text:span></text:p>
      <text:list xml:id="list2367755578" text:style-name="L1">
        <text:list-item>
          <text:p text:style-name="P37">numpy – this library is useful when it comes to manipulation of array-size data inside a frame;</text:p>
        </text:list-item>
        <text:list-item>
          <text:p text:style-name="P37">tensorflow – as seen during laboratory this is the library used to create our NN models (with keras module)</text:p>
        </text:list-item>
        <text:list-item>
          <text:p text:style-name="P37"><text:soft-page-break/>pandas – will help during handling of data frames;</text:p>
        </text:list-item>
        <text:list-item>
          <text:p text:style-name="P37">matplotlib – useful for plotting the results during elaboration;</text:p>
        </text:list-item>
        <text:list-item>
          <text:p text:style-name="P37">sklearn – important library when it comes for splitting the data, scaling the training <text:span text:style-name="T8">set and encode categorical data.</text:span></text:p>
        </text:list-item>
      </text:list>
      <text:p text:style-name="P9"><text:span text:style-name="T8">After importing </text:span><text:span text:style-name="T9">the libraries and the dataset we start our exploration: we first begin by testing the shape of each training and test set, to assure that after downloading the dataset we do not have any missing feature. </text:span><text:span text:style-name="T10">Then we proceed by reviewing different attributes, </text:span><text:span text:style-name="T11">by </text:span><text:span text:style-name="T12">watching for each file, the available columns, as we can see in </text:span><text:a xlink:type="simple" xlink:href="../airbnb_price_prediction.pdf#Page%201" text:style-name="Internet_20_link" text:visited-style-name="Visited_20_Internet_20_Link"><text:span text:style-name="T14">airbnb_price_prediction.pdf</text:span></text:a> <text:span text:style-name="T12">for example. The X dataset (including training and test set) <text:s/></text:span><text:span text:style-name="T13">contains numerical data like ‘id’, ‘latitude’, ‘minimum_nights’ etc., boolean (binary) data like ‘Entire_home/apt’, ‘Private_room’ and also categorical data. While the y dataset contains the id and price feature, which is our objective of </text:span><text:span text:style-name="T14">prediction. Still in the </text:span><text:a xlink:type="simple" xlink:href="../airbnb_price_prediction.pdf#Page%202" text:style-name="Internet_20_link" text:visited-style-name="Visited_20_Internet_20_Link"><text:span text:style-name="T14">airbnb_price_prediction.pdf</text:span></text:a><text:span text:style-name="T14"> page 2 and 3 we can see in the plots the distribution of price comparing to its density. Other <text:s/></text:span><text:span text:style-name="T15">features of any importance can be the counting number of chosen ‘Private_room’ (over 17500 has chosen a private room, while the rest ma</text:span><text:span text:style-name="T16">y have chosen the entire home). We can also see the distribution of minimum nights of permanence or the number of reviews for either private room or entire home. </text:span><text:span text:style-name="T17">Another exploration we can do </text:span><text:span text:style-name="T18">to our</text:span><text:span text:style-name="T17"> data </text:span><text:span text:style-name="T18">is the correlation matrix, which can help explain further correlation between features, but as we can see in page 5 of </text:span><text:a xlink:type="simple" xlink:href="../airbnb_price_prediction.pdf#Page%202" text:style-name="Internet_20_link" text:visited-style-name="Visited_20_Internet_20_Link"><text:span text:style-name="T14">airbnb_price_prediction.pdf</text:span></text:a><text:span text:style-name="T14"> </text:span><text:span text:style-name="T18">depends mostly from features like private room, availability during the year, longitude and latitude (in case we explore by locations in </text:span><text:span text:style-name="T19">NYC</text:span><text:span text:style-name="T19"><text:note text:id="ftn2" text:note-class="footnote"><text:note-citation>2</text:note-citation><text:note-body><text:p text:style-name="P19">New York City</text:p></text:note-body></text:note></text:span><text:span text:style-name="T19">) and the number of reviews. </text:span></text:p>
      <text:h text:style-name="P28" text:outline-level="1"><text:bookmark-start text:name="__RefHeading___Toc147_3897711145"/>Preprocessing<text:bookmark-end text:name="__RefHeading___Toc147_3897711145"/></text:h>
      <text:p text:style-name="P12">After concluding the exploration, we are ready to preprocess our data. Before cleaning the dataset we first check for potential missing values which in our case they were not missing. In case these data would miss we would fill the empty values with NaN values and then apply the mode or mean to each missing record. The exploration part helped us to understand which of the features could be removed in order to make the regression more accurate <text:span text:style-name="T20">but we preferred to remove the id feature as would index each time the record, by accomplishing only redundancy to our set, so we drop this column in each training and test set</text:span><text:span text:style-name="T20"><text:note text:id="ftn3" text:note-class="footnote"><text:note-citation>3</text:note-citation><text:note-body><text:p text:style-name="P20">We could remove also less important features but it would make unstable our dataset</text:p></text:note-body></text:note></text:span><text:span text:style-name="T20">. We then can see for each set the columns and make some statistical description, which can turn really useful </text:span><text:span text:style-name="T21">thus to see how </text:span><text:span text:style-name="T22">our data is distributed. </text:span></text:p>
      <text:h text:style-name="P29" text:outline-level="1"><text:bookmark-start text:name="__RefHeading___Toc273_3897711145"/>Feature scaling and normalization<text:bookmark-end text:name="__RefHeading___Toc273_3897711145"/></text:h>
      <text:p text:style-name="P13">Before scaling our data we normalize the training set containing the price of each listing, by applying the logarithm to each price values: this technique is helpful because it reduce the computation task<text:note text:id="ftn4" text:note-class="footnote"><text:note-citation>4</text:note-citation><text:note-body><text:p text:style-name="P21">By making it faster</text:p></text:note-body></text:note> and also reassemble the interval to <draw:frame draw:style-name="fr1" draw:name="Object1" text:anchor-type="as-char" svg:y="-0.1484in" svg:width="0.4543in" svg:height="0.1898in" draw:z-index="0"><draw:object xlink:href="./Object 1" xlink:type="simple" xlink:show="embed" xlink:actuate="onLoad"/><draw:image xlink:href="./ObjectReplacements/Object 1" xlink:type="simple" xlink:show="embed" xlink:actuate="onLoad"/></draw:frame>input. After applying this kind of normalization, we scale the <text:span text:style-name="T23">X_train</text:span> under the variable <text:span text:style-name="T23">transformer</text:span>, available in the <text:a xlink:type="simple" xlink:href="../Mirko_Lantieri_858278_airbnb_price_prediction.pdf#Page%202" text:style-name="Internet_20_link" text:visited-style-name="Visited_20_Internet_20_Link"><text:span text:style-name="T14">airbnb_price_prediction.pdf</text:span></text:a><text:span text:style-name="T14"> , </text:span>by first applying the <text:span text:style-name="T23">MinMaxScaler()</text:span> method, then of course to fit after. After fitting the new data, we scale the train set.</text:p>
      <text:h text:style-name="P30" text:outline-level="1"><text:bookmark-start text:name="__RefHeading___Toc306_3346372449"/><text:soft-page-break/>Splitting the training and test data<text:bookmark-end text:name="__RefHeading___Toc306_3346372449"/></text:h>
      <text:p text:style-name="P14">The normalization and the scaling made our data ready to be split into the new training and test set. This time the chosen test size is of 0.2, because smaller size of splitting would lead to a possible over-fitting during the prediction. The random seed is 60 and is declared initially under the constant variable <text:span text:style-name="T23">RANDOM_SEED</text:span> at the very beginning. <text:span text:style-name="T25">Now our entire set is ready to be inputted under a Neural Network.</text:span></text:p>
      <text:h text:style-name="P31" text:outline-level="1"><text:bookmark-start text:name="__RefHeading___Toc308_3346372449"/>Neural Network Model with 3 layers<text:bookmark-end text:name="__RefHeading___Toc308_3346372449"/></text:h>
      <text:p text:style-name="P6">For the initial version of the neural network, a relatively shallow three layer <text:span text:style-name="T25">neural network</text:span> will be created. It will consist of densely-connected layers, and use a <text:span text:style-name="T23">relu</text:span> activation function for the hidden layers and a linear activation function for the output layer, as it is being used for a regression task. The loss function will be mean squared error (again, because this is for regression). <text:s/></text:p>
      <text:h text:style-name="P32" text:outline-level="1"><text:bookmark-start text:name="__RefHeading___Toc310_3346372449"/>Four-layer Neural Network and more epochs model<text:bookmark-end text:name="__RefHeading___Toc310_3346372449"/></text:h>
      <text:p text:style-name="P7"><text:span text:style-name="T26">This second model of neural networ</text:span><text:span text:style-name="T27">k, consists of dense connected layers, respectively four layers, with </text:span><text:span text:style-name="T24">sigmoid</text:span><text:span text:style-name="T27"> and </text:span><text:span text:style-name="T24">relu</text:span><text:span text:style-name="T27"> activation function for the hidden one. The loss function will be mean squared error, the optimizer Adam with 150 epochs.</text:span></text:p>
      <text:h text:style-name="P33" text:outline-level="1"><text:bookmark-start text:name="__RefHeading___Toc312_3346372449"/>Neural Network with SDG optimizer<text:bookmark-end text:name="__RefHeading___Toc312_3346372449"/></text:h>
      <text:p text:style-name="P15">This third model would identical to the previous in the mean of architecture (number of layers, units etc.) but the only difference is that the hidden layers would have a combination of <text:span text:style-name="T23">selu</text:span> and <text:span text:style-name="T23">relu</text:span> activation functions, while the optimizer used is <text:span text:style-name="T23">SDG</text:span><text:note text:id="ftn5" text:note-class="footnote"><text:note-citation>5</text:note-citation><text:note-body><text:p text:style-name="P22">This optimizer as shown has bouncy performance.</text:p></text:note-body></text:note>. </text:p>
      <text:h text:style-name="P33" text:outline-level="1"><text:bookmark-start text:name="__RefHeading___Toc354_3346372449"/>Neural Network with dropout regularization at 50%<text:bookmark-end text:name="__RefHeading___Toc354_3346372449"/></text:h>
      <text:p text:style-name="P8"><text:span text:style-name="T28">In this model instead we </text:span>use dropout regularization. A dropout rate of 50% will be used <text:span text:style-name="T29">for the regularization</text:span>. The number of epochs <text:span text:style-name="T28">used are</text:span> <text:span text:style-name="T28">1</text:span>50 as it does not seem to take <text:span text:style-name="T28">more then</text:span> 150 epochs to reach optimum loss minimisation.</text:p>
      <text:h text:style-name="P34" text:outline-level="1"><text:bookmark-start text:name="__RefHeading___Toc356_3346372449"/>XGBoost standard model<text:bookmark-end text:name="__RefHeading___Toc356_3346372449"/></text:h>
      <text:p text:style-name="P10"><text:span text:style-name="T29">XGBoost</text:span><text:span text:style-name="T29"><text:note text:id="ftn6" text:note-class="footnote"><text:note-citation>6</text:note-citation><text:note-body><text:p text:style-name="Footnote">https://xgboost.readthedocs.io/en/latest/tutorials/model.html</text:p></text:note-body></text:note></text:span><text:span text:style-name="T29"> is a standard neural network model used for supervised learning problems, where we use the training data (with multiple features) </text:span><text:span text:style-name="T29"><draw:frame draw:style-name="fr1" draw:name="Object2" text:anchor-type="as-char" svg:y="-0.1484in" svg:width="0.2in" svg:height="0.2091in" draw:z-index="1"><draw:object xlink:href="./Object 2" xlink:type="simple" xlink:show="embed" xlink:actuate="onLoad"/><draw:image xlink:href="./ObjectReplacements/Object 2" xlink:type="simple" xlink:show="embed" xlink:actuate="onLoad"/></draw:frame></text:span><text:span text:style-name="T29"><text:s/>to predict a target variable </text:span><text:span text:style-name="T29"><draw:frame draw:style-name="fr1" draw:name="Object3" text:anchor-type="as-char" svg:y="-0.1484in" svg:width="0.2134in" svg:height="0.2091in" draw:z-index="2"><draw:object xlink:href="./Object 3" xlink:type="simple" xlink:show="embed" xlink:actuate="onLoad"/><draw:image xlink:href="./ObjectReplacements/Object 3" xlink:type="simple" xlink:show="embed" xlink:actuate="onLoad"/></draw:frame></text:span><text:span text:style-name="T29">. It seems to be a good model as </text:span><text:span text:style-name="T31">the</text:span><text:span text:style-name="T29"> result shows.</text:span></text:p>
      <text:h text:style-name="P34" text:outline-level="1"><text:bookmark-start text:name="__RefHeading___Toc358_3346372449"/>Final results<text:bookmark-end text:name="__RefHeading___Toc358_3346372449"/></text:h>
      <text:p text:style-name="P16">After comparing all the models implemented in the <text:a xlink:type="simple" xlink:href="../airbnb_price_prediction.ipynb" text:style-name="Internet_20_link" text:visited-style-name="Visited_20_Internet_20_Link">notebook</text:a> , the final results are as above:</text:p>
      <text:list xml:id="list702537443" text:style-name="L2">
        <text:list-item>
          <text:p text:style-name="P38"><text:soft-page-break/>First model: <text:s/>MSE 0.2821209050290158; MAE 0.3934433364372566; RMSE 0.5311505483655419; R2-score 0.4299887470821828</text:p>
        </text:list-item>
        <text:list-item>
          <text:p text:style-name="P39"><text:span text:style-name="T30">Second model: </text:span>MSE 0.2852159162253565; MAE 0.3893421514819327; RMSE 0.534056098387947; R2-<text:span text:style-name="T30">score </text:span><text:s/>0.42373543093873933</text:p>
        </text:list-item>
        <text:list-item>
          <text:p text:style-name="P39"><text:span text:style-name="T30">Third model: </text:span>MSE 0.2863689202705159; MAE 0.3954222547228138; RMSE 0.5351344880219513; R2-<text:span text:style-name="T30">score </text:span><text:s/>0.4214058436281747</text:p>
        </text:list-item>
        <text:list-item>
          <text:p text:style-name="P39"><text:span text:style-name="T30">Forth model: </text:span>MSE 0.323951555103329; MAE 0.424994437956569; RMSE 0.5691674227354628; R2-<text:span text:style-name="T30">score</text:span> 0.3454719997083088</text:p>
        </text:list-item>
        <text:list-item>
          <text:p text:style-name="P39"><text:span text:style-name="T30">XGBoost mode: </text:span>Training MSE: 0.1296; Validation MSE: 0.2065; Training r2-<text:span text:style-name="T30">score</text:span>: 0.7326; Validation r2: 0.5828;</text:p>
        </text:list-item>
      </text:list>
      <text:p text:style-name="P40">However the graphs and plots available in the <text:a xlink:type="simple" xlink:href="../Mirko_Lantieri_858278_airbnb_price_prediction.ipynb" text:style-name="Internet_20_link" text:visited-style-name="Visited_20_Internet_20_Link"><text:span text:style-name="T30">notebook</text:span></text:a><text:span text:style-name="T30">, </text:span>gives a better view and understanding of the models.</text:p>
      <text:h text:style-name="P35" text:outline-level="1"><text:bookmark-start text:name="__RefHeading___Toc396_797237123"/>Appendices<text:bookmark-end text:name="__RefHeading___Toc396_797237123"/></text:h>
      <text:h text:style-name="P36" text:outline-level="2"><text:bookmark-start text:name="__RefHeading___Toc398_797237123"/>Appendix A<text:bookmark-end text:name="__RefHeading___Toc398_797237123"/></text:h>
      <text:p text:style-name="Standard">1. Mirko_Lantieri_858278_airbnb_price_prediction.pdf<text:line-break/>2. Mirko_Lantieri_858278_airbnb_price_prediction.ipyn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22P0" style:volatile="true">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number:text>
      <style:map style:condition="value()&gt;=0" style:apply-style-name="N122P0"/>
    </number:number-style>
    <number:number-style style:name="N124P0" style:volatile="true">
      <number:number number:decimal-places="2" number:min-decimal-places="2" number:min-integer-digits="1" number:grouping="true"/>
      <number:text> </number:text>
    </number:number-style>
    <number:number-style style:name="N124">
      <number:text>(</number:text>
      <number:number number:decimal-places="2" number:min-decimal-places="2" number:min-integer-digits="1" number:grouping="true"/>
      <number:text>)</number:text>
      <style:map style:condition="value()&gt;=0" style:apply-style-name="N124P0"/>
    </number:number-styl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29T13:29:26.618615065</meta:creation-date>
    <dc:date>2020-10-29T22:02:02.149771191</dc:date>
    <dc:creator>Mirko Lantieri</dc:creator>
    <meta:editing-duration>PT59M50S</meta:editing-duration>
    <meta:editing-cycles>14</meta:editing-cycles>
    <meta:generator>LibreOffice/7.0.2.2$Linux_X86_64 LibreOffice_project/00$Build-2</meta:generator>
    <meta:document-statistic meta:table-count="0" meta:image-count="0" meta:object-count="3" meta:page-count="4" meta:paragraph-count="60" meta:word-count="1223" meta:character-count="7728" meta:non-whitespace-character-count="6557"/>
  </office:meta>
</office:document-meta>
</file>

<file path=Object 1/content.xml><?xml version="1.0" encoding="utf-8"?>
<math xmlns="http://www.w3.org/1998/Math/MathML" display="block">
  <semantics>
    <mrow>
      <mo fence="true" stretchy="false">[</mo>
      <mrow>
        <mrow>
          <mn>0</mn>
          <mi>;</mi>
          <mn>1</mn>
        </mrow>
      </mrow>
      <mo fence="true" stretchy="false">]</mo>
    </mrow>
    <annotation encoding="StarMath 5.0">[ 0;1 ]</annotation>
  </semantics>
</math>
</file>

<file path=Object 2/content.xml><?xml version="1.0" encoding="utf-8"?>
<math xmlns="http://www.w3.org/1998/Math/MathML" display="block">
  <semantics>
    <msub>
      <mi>x</mi>
      <mi>i</mi>
    </msub>
    <annotation encoding="StarMath 5.0">x_i</annotation>
  </semantics>
</math>
</file>

<file path=Object 3/content.xml><?xml version="1.0" encoding="utf-8"?>
<math xmlns="http://www.w3.org/1998/Math/MathML" display="block">
  <semantics>
    <msub>
      <mi>y</mi>
      <mi>i</mi>
    </msub>
    <annotation encoding="StarMath 5.0">y_i</annotation>
  </semantics>
</math>
</file>